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2pt" officeooo:rsid="0000a52c" officeooo:paragraph-rsid="0000a52c" style:font-size-asian="12pt" style:font-size-complex="12pt"/>
    </style:style>
    <style:style style:name="P2" style:family="paragraph" style:parent-style-name="Standard">
      <style:text-properties officeooo:paragraph-rsid="0000a52c"/>
    </style:style>
    <style:style style:name="P3" style:family="paragraph" style:parent-style-name="Standard">
      <style:text-properties fo:font-size="12pt" fo:font-weight="bold" officeooo:rsid="0000a52c" officeooo:paragraph-rsid="0000a52c" style:font-size-asian="12pt" style:font-weight-asian="bold" style:font-size-complex="12pt" style:font-weight-complex="bold"/>
    </style:style>
    <style:style style:name="P4" style:family="paragraph" style:parent-style-name="Text_20_body">
      <style:paragraph-properties fo:margin-top="0in" fo:margin-bottom="0in" style:contextual-spacing="false" fo:line-height="100%" fo:text-align="justify" style:justify-single-word="false" style:writing-mode="lr-tb" style:writing-mode-automatic="false"/>
      <style:text-properties style:font-name="Liberation Serif" fo:font-size="12pt" officeooo:rsid="0000a52c" officeooo:paragraph-rsid="0000a52c" style:font-size-asian="12pt" style:font-size-complex="12pt"/>
    </style:style>
    <style:style style:name="P5" style:family="paragraph" style:parent-style-name="Text_20_body">
      <style:paragraph-properties fo:margin-left="0in" fo:margin-right="0in" fo:margin-top="0in" fo:margin-bottom="0.0972in" style:contextual-spacing="false" fo:line-height="114%" fo:text-align="justify" style:justify-single-word="false" fo:text-indent="0in" style:auto-text-indent="false"/>
      <style:text-properties style:font-name="Liberation Serif" officeooo:rsid="0000a52c" style:font-size-asian="12pt"/>
    </style:style>
    <style:style style:name="P6" style:family="paragraph" style:parent-style-name="Text_20_body" style:list-style-name="L1">
      <style:paragraph-properties fo:margin-left="0in" fo:margin-right="0in" fo:margin-top="0in" fo:margin-bottom="0.0972in" style:contextual-spacing="false" fo:line-height="114%" fo:text-align="justify" style:justify-single-word="false" fo:text-indent="0in" style:auto-text-indent="false" fo:padding="0in" fo:border="none"/>
      <style:text-properties style:font-name="Liberation Serif" officeooo:rsid="0000a52c" style:font-size-asian="12pt"/>
    </style:style>
    <style:style style:name="P7" style:family="paragraph" style:parent-style-name="Text_20_body" style:list-style-name="L1">
      <style:paragraph-properties fo:margin-left="0in" fo:margin-right="0in" fo:margin-top="0in" fo:margin-bottom="0.0972in" style:contextual-spacing="false" fo:line-height="114%" fo:text-align="justify" style:justify-single-word="false" fo:text-indent="0in" style:auto-text-indent="false" fo:padding="0in" fo:border="none" style:writing-mode="lr-tb" style:writing-mode-automatic="false"/>
      <style:text-properties style:font-name="Liberation Serif" officeooo:rsid="0000a52c" officeooo:paragraph-rsid="0013ffbf" style:font-size-asian="12pt"/>
    </style:style>
    <style:style style:name="P8" style:family="paragraph" style:parent-style-name="Standard">
      <style:paragraph-properties fo:margin-top="0in" fo:margin-bottom="0in" style:contextual-spacing="false" fo:line-height="100%" fo:text-align="justify" style:justify-single-word="false"/>
      <style:text-properties fo:font-size="12pt" officeooo:rsid="0000a52c" officeooo:paragraph-rsid="0000a52c" style:font-size-asian="12pt" style:font-size-complex="12pt"/>
    </style:style>
    <style:style style:name="P9" style:family="paragraph" style:parent-style-name="Text_20_body">
      <style:paragraph-properties fo:margin-top="0in" fo:margin-bottom="0in" style:contextual-spacing="false" fo:line-height="0.1701in" fo:text-align="justify" style:justify-single-word="false"/>
      <style:text-properties fo:font-size="10pt" officeooo:rsid="0000a52c" officeooo:paragraph-rsid="0000a52c" style:font-size-asian="10pt" style:font-size-complex="10pt"/>
    </style:style>
    <style:style style:name="P10"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in" fo:margin-bottom="0in" style:contextual-spacing="false" fo:line-height="0.1701in" fo:text-align="justify" style:justify-single-word="false"/>
      <style:text-properties fo:color="#000000" loext:opacity="100%" style:font-name="JetBrains Mono" fo:font-size="9pt" fo:language="zxx" fo:country="none" fo:font-style="normal" style:text-underline-style="none" fo:font-weight="normal" officeooo:rsid="00087d52" officeooo:paragraph-rsid="0000a52c" fo:background-color="transparent" style:font-size-asian="9pt" style:font-weight-asian="bold" style:font-size-complex="9pt" style:font-weight-complex="bold"/>
    </style:style>
    <style:style style:name="P11" style:family="paragraph" style:parent-style-name="Standard">
      <style:text-properties fo:font-size="11pt" fo:font-weight="bold" officeooo:rsid="0000a52c" officeooo:paragraph-rsid="000c1731" style:font-size-asian="11pt" style:font-weight-asian="bold" style:font-size-complex="11pt" style:font-weight-complex="bold"/>
    </style:style>
    <style:style style:name="P12"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fo:text-align="justify" style:justify-single-word="false"/>
      <style:text-properties fo:color="#000000" loext:opacity="100%" style:font-name="Liberation Serif" fo:font-size="12pt" fo:language="zxx" fo:country="none" fo:font-style="normal" style:text-underline-style="none" fo:font-weight="normal" officeooo:rsid="00087d52" officeooo:paragraph-rsid="000c9641" fo:background-color="transparent" style:font-size-asian="12pt" style:font-weight-asian="bold" style:font-size-complex="12pt" style:font-weight-complex="bold"/>
    </style:style>
    <style:style style:name="P13" style:family="paragraph" style:parent-style-name="Text_20_body">
      <style:text-properties officeooo:paragraph-rsid="00136c3d"/>
    </style:style>
    <style:style style:name="P14" style:family="paragraph" style:parent-style-name="Standard">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fo:text-align="justify" style:justify-single-word="false"/>
      <style:text-properties fo:color="#000000" loext:opacity="100%" style:font-name="Liberation Serif" fo:font-size="12pt" fo:language="zxx" fo:country="none" fo:font-style="normal" style:text-underline-style="none" fo:font-weight="normal" officeooo:rsid="00087d52" officeooo:paragraph-rsid="000c9641" fo:background-color="transparent" style:font-size-asian="12pt" style:font-weight-asian="bold" style:font-size-complex="12pt" style:font-weight-complex="bold"/>
    </style:style>
    <style:style style:name="T1" style:family="text">
      <style:text-properties fo:font-weight="bold" officeooo:rsid="00136c3d" style:font-weight-asian="bold" style:font-weight-complex="bold"/>
    </style:style>
    <style:style style:name="T2" style:family="text">
      <style:text-properties fo:font-weight="bold" style:font-weight-asian="bold" style:font-weight-complex="bold"/>
    </style:style>
    <style:style style:name="T3" style:family="text">
      <style:text-properties officeooo:rsid="00136c3d"/>
    </style:style>
    <style:style style:name="T4" style:family="text">
      <style:text-properties fo:font-size="12pt" fo:font-weight="bold" officeooo:rsid="00136c3d" style:font-size-asian="12pt" style:font-weight-asian="bold" style:font-size-complex="12pt" style:font-weight-complex="bold"/>
    </style:style>
    <style:style style:name="T5" style:family="text">
      <style:text-properties fo:font-size="12pt" fo:font-weight="bold" officeooo:rsid="0000a52c" style:font-size-asian="12pt" style:font-weight-asian="bold" style:font-size-complex="12pt" style:font-weight-complex="bold"/>
    </style:style>
    <style:style style:name="T6" style:family="text">
      <style:text-properties fo:font-size="12pt" officeooo:rsid="0000a52c" style:font-size-asian="12pt" style:font-size-complex="12pt"/>
    </style:style>
    <style:style style:name="T7" style:family="text">
      <style:text-properties fo:font-style="italic" fo:font-weight="bold" officeooo:rsid="00136c3d" style:font-style-asian="italic" style:font-weight-asian="bold" style:font-style-complex="italic" style:font-weight-complex="bold"/>
    </style:style>
    <style:style style:name="T8" style:family="text">
      <style:text-properties fo:font-weight="bold"/>
    </style:style>
    <style:style style:name="T9" style:family="text">
      <style:text-properties fo:font-family="'Liberation Serif'" style:font-family-generic="roman" fo:font-weight="bold" officeooo:rsid="00136c3d" style:font-weight-asian="bold" style:font-weight-complex="bold"/>
    </style:style>
    <style:style style:name="T10" style:family="text">
      <style:text-properties style:text-position="super 58%" fo:font-weight="bold" officeooo:rsid="00136c3d" style:font-weight-asian="bold" style:font-weight-complex="bold"/>
    </style:style>
    <style:style style:name="T11" style:family="text">
      <style:text-properties fo:color="#000000" loext:opacity="100%" fo:font-size="10.5pt"/>
    </style:style>
    <style:style style:name="T12" style:family="text">
      <style:text-properties officeooo:rsid="0013ffbf"/>
    </style:style>
    <style:style style:name="T13" style:family="text">
      <style:text-properties officeooo:rsid="000c1731"/>
    </style:style>
    <style:style style:name="T14" style:family="text">
      <style:text-properties officeooo:rsid="000c964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text:span><text:span text:style-name="T2">.1<text:tab/>Experiment No.<text:tab/>: </text:span>0<text:span text:style-name="T3">3</text:span></text:p>
      <text:p text:style-name="P2"><text:span text:style-name="T4">3</text:span><text:span text:style-name="T5">.2<text:tab/>Experiment Name<text:tab/>:</text:span><text:span text:style-name="T6"> </text:span>Implementation of Gray Level Transformation <text:span text:style-name="T3">U</text:span>sing <text:s text:c="10"/><text:tab/><text:tab/><text:tab/><text:tab/> <text:s text:c="2"/>Python </text:p>
      <text:p text:style-name="P3"><text:span text:style-name="T3">3</text:span>.3<text:tab/>Theory</text:p>
      <text:p text:style-name="P3"/>
      <text:p text:style-name="P4"><text:bookmark text:name="p-rc_06cefbb74e97928e-42"/>Gray level transformations (also known as point processing) are fundamental techniques in digital image processing used to modify the dynamic range and contrast of an image. Unlike geometric transformations that change the spatial arrangement of pixels, gray level transformations focus on mapping the input intensity <text:span text:style-name="T7">r</text:span> to an output intensity <text:span text:style-name="T7">s</text:span> through a transformation function <text:span text:style-name="T2">T(r)</text:span>. </text:p>
      <text:p text:style-name="P5">This lab explores four primary types of transformations:</text:p>
      <text:list text:style-name="L1">
        <text:list-item>
          <text:p text:style-name="P6"><text:bookmark text:name="p-rc_06cefbb74e97928e-43"/><text:span text:style-name="T8">Image Negatives:</text:span> Inverts intensity levels, useful for enhancing white or gray detail embedded in dark regions. </text:p>
        </text:list-item>
        <text:list-item>
          <text:p text:style-name="P6"><text:bookmark text:name="p-rc_06cefbb74e97928e-44"/><text:span text:style-name="T8">Log Transformations:</text:span> Expands the values of dark pixels in an image while compressing the higher-level values. This is particularly effective for images with a high dynamic range, such as Fourier spectrums. </text:p>
        </text:list-item>
        <text:list-item>
          <text:p text:style-name="P7"><text:bookmark text:name="p-rc_06cefbb74e97928e-45"/><text:span text:style-name="T8">Power-Law (Gamma) Transformations:</text:span> Map a narrow range of dark input values into a wider range of output values, or vice versa, depending on the value of <text:span text:style-name="T9">ɣ</text:span> . </text:p>
        </text:list-item>
        <text:list-item>
          <text:p text:style-name="P6"><text:bookmark text:name="p-rc_06cefbb74e97928e-46"/><text:span text:style-name="T8">Dynamic Bit Calculation:</text:span> Determining the bit depth (<text:span text:style-name="T2">L = 2</text:span><text:span text:style-name="T10">k</text:span>) based on the maximum pixel intensity present in the data to ensure the transformation function covers the correct intensity range. </text:p>
        </text:list-item>
      </text:list>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pan text:style-name="T11"/></text:p>
      <text:p text:style-name="P11"><text:soft-page-break/><text:span text:style-name="T12">3</text:span>.<text:span text:style-name="T13">4</text:span><text:tab/><text:span text:style-name="T14">Discussion</text:span></text:p>
      <text:p text:style-name="P12"><text:bookmark text:name="p-rc_06cefbb74e97928e-47"/>In this experiment, various gray level transformation techniques were implemented and analyzed using Python libraries such as NumPy, Matplotlib, and OpenCV. Through the implementation of image negatives, it was observed how inverting intensities can highlight specific details in dark areas. The log transformation successfully demonstrated its ability to compress the dynamic range of images with large variations in pixel values.</text:p>
      <text:p text:style-name="P12"/>
      <text:p text:style-name="P13"><text:bookmark text:name="p-rc_06cefbb74e97928e-48"/>The gamma transformation showcased its versatility in contrast enhancement; values of <text:span text:style-name="T9">ɣ</text:span><text:span text:style-name="T2"> &lt; 1</text:span> brightened the image by expanding dark intensities, while <text:span text:style-name="T9">ɣ</text:span><text:span text:style-name="T2"> &gt; 1</text:span> darkened the image. Furthermore, the dynamic calculation of bit depth ensured that the transformations remained mathematically accurate regardless of the input data range. By plotting the transformation curves alongside the processed images, the relationship between mathematical mapping and visual output was clearly established, reinforcing the core principles of spatial domain enhancement. </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3T05:45:36.168098800</meta:creation-date>
    <dc:date>2026-05-06T03:03:48.726423800</dc:date>
    <meta:editing-duration>PT51M47S</meta:editing-duration>
    <meta:editing-cycles>16</meta:editing-cycles>
    <meta:generator>LibreOffice/26.2.2.2$Windows_X86_64 LibreOffice_project/1f77d10d6938fd34972958f64b2bcfa54f8b1ba5</meta:generator>
    <meta:document-statistic meta:table-count="0" meta:image-count="0" meta:object-count="0" meta:page-count="2" meta:paragraph-count="12" meta:word-count="329" meta:character-count="2234" meta:non-whitespace-character-count="1897"/>
  </office:meta>
</office:document-meta>
</file>